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ackground-color="#e6e6e6"/>
    </style:style>
    <style:style style:name="ce16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834cm" svg:height="12.166cm" svg:x="0.028cm" svg:y="5.606cm">
            <draw:object draw:notify-on-update-of-ranges="Sheet1.A3:Sheet1.A3 Sheet1.A4:Sheet1.A13 Sheet1.B3:Sheet1.B3 Sheet1.B4:Sheet1.B13 Sheet1.C3:Sheet1.C3 Sheet1.C4:Sheet1.C13 Sheet1.D3:Sheet1.D3 Sheet1.D4:Sheet1.D13 Sheet1.E3:Sheet1.E3 Sheet1.E4:Sheet1.E13 Sheet1.F3:Sheet1.F3 Sheet1.F4:Sheet1.F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7"/>
        <table:table-column table:style-name="co1" table:default-cell-style-name="ce14"/>
        <table:table-column table:style-name="co2" table:number-columns-repeated="1018" table:default-cell-style-name="Default"/>
        <table:table-row table:style-name="ro1">
          <table:table-cell table:style-name="ce1" office:value-type="string" table:number-columns-spanned="1" table:number-rows-spanned="2">
            <text:p>Buffer size (bytes)</text:p>
          </table:table-cell>
          <table:table-cell table:style-name="ce4" office:value-type="string" table:number-columns-spanned="5" table:number-rows-spanned="1">
            <text:p>Ecore ↔ Ecore throughput (MB/s)</text:p>
          </table:table-cell>
          <table:covered-table-cell table:number-columns-repeated="3" table:style-name="ce8"/>
          <table:covered-table-cell table:style-name="ce11"/>
          <table:table-cell table:style-name="ce8" table:number-columns-repeated="1018"/>
        </table:table-row>
        <table:table-row table:style-name="ro2">
          <table:covered-table-cell table:style-name="ce2"/>
          <table:table-cell table:style-name="ce5" office:value-type="string" table:number-columns-spanned="2" table:number-rows-spanned="1">
            <text:p>Write</text:p>
          </table:table-cell>
          <table:covered-table-cell table:style-name="ce9"/>
          <table:table-cell table:style-name="ce10" office:value-type="string" table:number-columns-spanned="3" table:number-rows-spanned="1">
            <text:p>Read</text:p>
          </table:table-cell>
          <table:covered-table-cell table:style-name="ce9"/>
          <table:covered-table-cell table:style-name="ce12"/>
          <table:table-cell table:style-name="ce15" table:number-columns-repeated="1018"/>
        </table:table-row>
        <table:table-row table:style-name="ro1">
          <table:table-cell table:style-name="ce3"/>
          <table:table-cell table:style-name="ce6" office:value-type="string">
            <text:p>DMA</text:p>
          </table:table-cell>
          <table:table-cell table:style-name="ce6" office:value-type="string">
            <text:p>memcpy</text:p>
          </table:table-cell>
          <table:table-cell table:style-name="ce6" office:value-type="string">
            <text:p>DMA</text:p>
          </table:table-cell>
          <table:table-cell table:style-name="ce6" office:value-type="string">
            <text:p>memcpy neighbour</text:p>
          </table:table-cell>
          <table:table-cell table:style-name="ce13" office:value-type="string">
            <text:p>memcpy farest</text:p>
          </table:table-cell>
          <table:table-cell table:style-name="ce16"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1.29">
            <text:p>31,29</text:p>
          </table:table-cell>
          <table:table-cell office:value-type="float" office:value="228.63">
            <text:p>228,63</text:p>
          </table:table-cell>
          <table:table-cell office:value-type="float" office:value="31.24">
            <text:p>31,24</text:p>
          </table:table-cell>
          <table:table-cell office:value-type="float" office:value="89.72">
            <text:p>89,72</text:p>
          </table:table-cell>
          <table:table-cell office:value-type="float" office:value="56.5">
            <text:p>56,5</text:p>
          </table:table-cell>
          <table:table-cell table:number-columns-repeated="1018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2.58">
            <text:p>62,58</text:p>
          </table:table-cell>
          <table:table-cell office:value-type="float" office:value="323.54">
            <text:p>323,54</text:p>
          </table:table-cell>
          <table:table-cell office:value-type="float" office:value="62.37">
            <text:p>62,37</text:p>
          </table:table-cell>
          <table:table-cell office:value-type="float" office:value="101.4">
            <text:p>101,4</text:p>
          </table:table-cell>
          <table:table-cell office:value-type="float" office:value="60.92">
            <text:p>60,92</text:p>
          </table:table-cell>
          <table:table-cell table:number-columns-repeated="1018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25.11">
            <text:p>125,11</text:p>
          </table:table-cell>
          <table:table-cell office:value-type="float" office:value="403.82">
            <text:p>403,82</text:p>
          </table:table-cell>
          <table:table-cell office:value-type="float" office:value="97.35">
            <text:p>97,35</text:p>
          </table:table-cell>
          <table:table-cell office:value-type="float" office:value="108.13">
            <text:p>108,13</text:p>
          </table:table-cell>
          <table:table-cell office:value-type="float" office:value="63.28">
            <text:p>63,28</text:p>
          </table:table-cell>
          <table:table-cell table:number-columns-repeated="1018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50.05">
            <text:p>250,05</text:p>
          </table:table-cell>
          <table:table-cell office:value-type="float" office:value="461.01">
            <text:p>461,01</text:p>
          </table:table-cell>
          <table:table-cell office:value-type="float" office:value="160.85">
            <text:p>160,85</text:p>
          </table:table-cell>
          <table:table-cell office:value-type="float" office:value="111.85">
            <text:p>111,85</text:p>
          </table:table-cell>
          <table:table-cell office:value-type="float" office:value="64.54">
            <text:p>64,54</text:p>
          </table:table-cell>
          <table:table-cell table:number-columns-repeated="1018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393.44">
            <text:p>393,44</text:p>
          </table:table-cell>
          <table:table-cell office:value-type="float" office:value="500.32">
            <text:p>500,32</text:p>
          </table:table-cell>
          <table:table-cell office:value-type="float" office:value="238.31">
            <text:p>238,31</text:p>
          </table:table-cell>
          <table:table-cell office:value-type="float" office:value="114.02">
            <text:p>114,02</text:p>
          </table:table-cell>
          <table:table-cell office:value-type="float" office:value="65.26">
            <text:p>65,26</text:p>
          </table:table-cell>
          <table:table-cell table:number-columns-repeated="1018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518.18">
            <text:p>518,18</text:p>
          </table:table-cell>
          <table:table-cell office:value-type="float" office:value="546.01">
            <text:p>546,01</text:p>
          </table:table-cell>
          <table:table-cell office:value-type="float" office:value="302.77">
            <text:p>302,77</text:p>
          </table:table-cell>
          <table:table-cell office:value-type="float" office:value="122.25">
            <text:p>122,25</text:p>
          </table:table-cell>
          <table:table-cell office:value-type="float" office:value="69.81">
            <text:p>69,81</text:p>
          </table:table-cell>
          <table:table-cell table:number-columns-repeated="1018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47.27">
            <text:p>647,27</text:p>
          </table:table-cell>
          <table:table-cell office:value-type="float" office:value="518.01">
            <text:p>518,01</text:p>
          </table:table-cell>
          <table:table-cell office:value-type="float" office:value="289.24">
            <text:p>289,24</text:p>
          </table:table-cell>
          <table:table-cell office:value-type="float" office:value="114.92">
            <text:p>114,92</text:p>
          </table:table-cell>
          <table:table-cell office:value-type="float" office:value="65.55">
            <text:p>65,55</text:p>
          </table:table-cell>
          <table:table-cell table:number-columns-repeated="101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847.19">
            <text:p>847,19</text:p>
          </table:table-cell>
          <table:table-cell office:value-type="float" office:value="527.16">
            <text:p>527,16</text:p>
          </table:table-cell>
          <table:table-cell office:value-type="float" office:value="355.28">
            <text:p>355,28</text:p>
          </table:table-cell>
          <table:table-cell office:value-type="float" office:value="115.37">
            <text:p>115,37</text:p>
          </table:table-cell>
          <table:table-cell office:value-type="float" office:value="65.7">
            <text:p>65,7</text:p>
          </table:table-cell>
          <table:table-cell table:number-columns-repeated="101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1076.84">
            <text:p>1076,84</text:p>
          </table:table-cell>
          <table:table-cell office:value-type="float" office:value="532.13">
            <text:p>532,13</text:p>
          </table:table-cell>
          <table:table-cell office:value-type="float" office:value="378.57">
            <text:p>378,57</text:p>
          </table:table-cell>
          <table:table-cell office:value-type="float" office:value="115.6">
            <text:p>115,6</text:p>
          </table:table-cell>
          <table:table-cell office:value-type="float" office:value="65.77">
            <text:p>65,77</text:p>
          </table:table-cell>
          <table:table-cell table:number-columns-repeated="101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1242.38">
            <text:p>1242,38</text:p>
          </table:table-cell>
          <table:table-cell office:value-type="float" office:value="534.55">
            <text:p>534,55</text:p>
          </table:table-cell>
          <table:table-cell office:value-type="float" office:value="401.46">
            <text:p>401,46</text:p>
          </table:table-cell>
          <table:table-cell office:value-type="float" office:value="115.71">
            <text:p>115,71</text:p>
          </table:table-cell>
          <table:table-cell office:value-type="float" office:value="65.81">
            <text:p>65,8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ácsony Máté</meta:initial-creator>
    <meta:creation-date>2016-03-18T10:34:06</meta:creation-date>
    <dc:date>2016-03-18T16:31:00</dc:date>
    <dc:creator>Karácsony Máté</dc:creator>
    <meta:editing-duration>PT5H48M53S</meta:editing-duration>
    <meta:editing-cycles>14</meta:editing-cycles>
    <meta:generator>LibreOffice/4.0.2.2$Linux_X86_64 LibreOffice_project/400m0$Build-2</meta:generator>
    <meta:document-statistic meta:table-count="1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35cm" svg:height="12.167cm" xlink:href=".." xlink:type="simple" chart:class="chart:line" chart:style-name="ch1">
        <chart:legend svg:x="1.714cm" svg:y="0.463cm" style:legend-expansion="custom" chartooo:width="4.697cm" chartooo:height="3.725cm" style:legend-expansion-aspect-ratio="1.26093959731544" chart:style-name="ch2"/>
        <chart:plot-area chart:style-name="ch3" table:cell-range-address="Sheet1.A3:Sheet1.F13" chart:data-source-has-labels="both" svg:x="0.722cm" svg:y="0.473cm" svg:width="18.826cm" svg:height="10.148cm">
          <chartooo:coordinate-region svg:x="1.714cm" svg:y="0.673cm" svg:width="17.462cm" svg:height="9.301cm"/>
          <chart:axis chart:dimension="x" chart:name="primary-x" chart:style-name="ch4" chartooo:axis-type="auto">
            <chartooo:date-scale/>
            <chart:categories table:cell-range-address="Sheet1.A4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3" chart:label-cell-address="Sheet1.B3:Sheet1.B3" chart:class="chart:line">
            <chart:data-point chart:repeated="10"/>
          </chart:series>
          <chart:series chart:style-name="ch7" chart:values-cell-range-address="Sheet1.C4:Sheet1.C13" chart:label-cell-address="Sheet1.C3:Sheet1.C3" chart:class="chart:line">
            <chart:data-point chart:repeated="10"/>
          </chart:series>
          <chart:series chart:style-name="ch8" chart:values-cell-range-address="Sheet1.D4:Sheet1.D13" chart:label-cell-address="Sheet1.D3:Sheet1.D3" chart:class="chart:line">
            <chart:data-point chart:repeated="10"/>
          </chart:series>
          <chart:series chart:style-name="ch9" chart:values-cell-range-address="Sheet1.E4:Sheet1.E13" chart:label-cell-address="Sheet1.E3:Sheet1.E3" chart:class="chart:line">
            <chart:data-point chart:repeated="10"/>
          </chart:series>
          <chart:series chart:style-name="ch10" chart:values-cell-range-address="Sheet1.F4:Sheet1.F13" chart:label-cell-address="Sheet1.F3:Sheet1.F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MA</text:p>
                <draw:g>
                  <svg:desc>Sheet1.B3:Sheet1.B3</svg:desc>
                </draw:g>
              </table:table-cell>
              <table:table-cell office:value-type="string">
                <text:p>memcpy</text:p>
                <draw:g>
                  <svg:desc>Sheet1.C3:Sheet1.C3</svg:desc>
                </draw:g>
              </table:table-cell>
              <table:table-cell office:value-type="string">
                <text:p>DMA</text:p>
                <draw:g>
                  <svg:desc>Sheet1.D3:Sheet1.D3</svg:desc>
                </draw:g>
              </table:table-cell>
              <table:table-cell office:value-type="string">
                <text:p>memcpy neighbour</text:p>
                <draw:g>
                  <svg:desc>Sheet1.E3:Sheet1.E3</svg:desc>
                </draw:g>
              </table:table-cell>
              <table:table-cell office:value-type="string">
                <text:p>memcpy farest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Sheet1.A4:Sheet1.A13</svg:desc>
                </draw:g>
              </table:table-cell>
              <table:table-cell office:value-type="float" office:value="31.29">
                <text:p>31.29</text:p>
                <draw:g>
                  <svg:desc>Sheet1.B4:Sheet1.B13</svg:desc>
                </draw:g>
              </table:table-cell>
              <table:table-cell office:value-type="float" office:value="228.63">
                <text:p>228.63</text:p>
                <draw:g>
                  <svg:desc>Sheet1.C4:Sheet1.C13</svg:desc>
                </draw:g>
              </table:table-cell>
              <table:table-cell office:value-type="float" office:value="31.24">
                <text:p>31.24</text:p>
                <draw:g>
                  <svg:desc>Sheet1.D4:Sheet1.D13</svg:desc>
                </draw:g>
              </table:table-cell>
              <table:table-cell office:value-type="float" office:value="89.72">
                <text:p>89.72</text:p>
                <draw:g>
                  <svg:desc>Sheet1.E4:Sheet1.E13</svg:desc>
                </draw:g>
              </table:table-cell>
              <table:table-cell office:value-type="float" office:value="56.5">
                <text:p>56.5</text:p>
                <draw:g>
                  <svg:desc>Sheet1.F4:Sheet1.F13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2.58">
                <text:p>62.58</text:p>
              </table:table-cell>
              <table:table-cell office:value-type="float" office:value="323.54">
                <text:p>323.54</text:p>
              </table:table-cell>
              <table:table-cell office:value-type="float" office:value="62.37">
                <text:p>62.37</text:p>
              </table:table-cell>
              <table:table-cell office:value-type="float" office:value="101.4">
                <text:p>101.4</text:p>
              </table:table-cell>
              <table:table-cell office:value-type="float" office:value="60.92">
                <text:p>60.9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5.11">
                <text:p>125.11</text:p>
              </table:table-cell>
              <table:table-cell office:value-type="float" office:value="403.82">
                <text:p>403.82</text:p>
              </table:table-cell>
              <table:table-cell office:value-type="float" office:value="97.35">
                <text:p>97.35</text:p>
              </table:table-cell>
              <table:table-cell office:value-type="float" office:value="108.13">
                <text:p>108.13</text:p>
              </table:table-cell>
              <table:table-cell office:value-type="float" office:value="63.28">
                <text:p>63.2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0.05">
                <text:p>250.05</text:p>
              </table:table-cell>
              <table:table-cell office:value-type="float" office:value="461.01">
                <text:p>461.01</text:p>
              </table:table-cell>
              <table:table-cell office:value-type="float" office:value="160.85">
                <text:p>160.85</text:p>
              </table:table-cell>
              <table:table-cell office:value-type="float" office:value="111.85">
                <text:p>111.85</text:p>
              </table:table-cell>
              <table:table-cell office:value-type="float" office:value="64.54">
                <text:p>64.5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93.44">
                <text:p>393.44</text:p>
              </table:table-cell>
              <table:table-cell office:value-type="float" office:value="500.32">
                <text:p>500.32</text:p>
              </table:table-cell>
              <table:table-cell office:value-type="float" office:value="238.31">
                <text:p>238.31</text:p>
              </table:table-cell>
              <table:table-cell office:value-type="float" office:value="114.02">
                <text:p>114.02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518.18">
                <text:p>518.18</text:p>
              </table:table-cell>
              <table:table-cell office:value-type="float" office:value="546.01">
                <text:p>546.01</text:p>
              </table:table-cell>
              <table:table-cell office:value-type="float" office:value="302.77">
                <text:p>302.77</text:p>
              </table:table-cell>
              <table:table-cell office:value-type="float" office:value="122.25">
                <text:p>122.25</text:p>
              </table:table-cell>
              <table:table-cell office:value-type="float" office:value="69.81">
                <text:p>69.8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47.27">
                <text:p>647.27</text:p>
              </table:table-cell>
              <table:table-cell office:value-type="float" office:value="518.01">
                <text:p>518.01</text:p>
              </table:table-cell>
              <table:table-cell office:value-type="float" office:value="289.24">
                <text:p>289.24</text:p>
              </table:table-cell>
              <table:table-cell office:value-type="float" office:value="114.92">
                <text:p>114.92</text:p>
              </table:table-cell>
              <table:table-cell office:value-type="float" office:value="65.55">
                <text:p>65.5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847.19">
                <text:p>847.19</text:p>
              </table:table-cell>
              <table:table-cell office:value-type="float" office:value="527.16">
                <text:p>527.16</text:p>
              </table:table-cell>
              <table:table-cell office:value-type="float" office:value="355.28">
                <text:p>355.28</text:p>
              </table:table-cell>
              <table:table-cell office:value-type="float" office:value="115.37">
                <text:p>115.3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076.84">
                <text:p>1076.84</text:p>
              </table:table-cell>
              <table:table-cell office:value-type="float" office:value="532.13">
                <text:p>532.13</text:p>
              </table:table-cell>
              <table:table-cell office:value-type="float" office:value="378.57">
                <text:p>378.57</text:p>
              </table:table-cell>
              <table:table-cell office:value-type="float" office:value="115.6">
                <text:p>115.6</text:p>
              </table:table-cell>
              <table:table-cell office:value-type="float" office:value="65.77">
                <text:p>65.7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242.38">
                <text:p>1242.38</text:p>
              </table:table-cell>
              <table:table-cell office:value-type="float" office:value="534.55">
                <text:p>534.55</text:p>
              </table:table-cell>
              <table:table-cell office:value-type="float" office:value="401.46">
                <text:p>401.46</text:p>
              </table:table-cell>
              <table:table-cell office:value-type="float" office:value="115.71">
                <text:p>115.71</text:p>
              </table:table-cell>
              <table:table-cell office:value-type="float" office:value="65.81">
                <text:p>65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